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240C8E20CD2687C88C5.png" manifest:media-type="image/png"/>
  <manifest:file-entry manifest:full-path="Pictures/10001C48000120000000D800A8EDC4E54DBD9589.pdf" manifest:media-type="application/pdf"/>
  <manifest:file-entry manifest:full-path="Pictures/10001BFC000120000000D8005577EBFE5B892020.pdf" manifest:media-type="application/pdf"/>
  <manifest:file-entry manifest:full-path="Pictures/100002010000030000000240C888E656C6CB8814.png" manifest:media-type="image/png"/>
  <manifest:file-entry manifest:full-path="Pictures/100002010000030000000240AB7416B621642087.png" manifest:media-type="image/png"/>
  <manifest:file-entry manifest:full-path="Pictures/10001CB5000120000000D8003BAF415FFC1C66FA.pdf" manifest:media-type="application/pdf"/>
  <manifest:file-entry manifest:full-path="Pictures/100002010000030000000240868F95A64D414E0C.png" manifest:media-type="image/png"/>
  <manifest:file-entry manifest:full-path="Pictures/10001BF0000120000000D8009DA6A6CC80CD141F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73cm, 1.498cm, -0.044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1cm, 1.122cm, 0.748cm, -0.014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03cm, 0.922cm, 0.564cm, 0.185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94cm, 1.085cm, 0.024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0.962cm" svg:x="1.952cm" svg:y="1.317cm">
          <draw:text-box>
            <text:p>A.</text:p>
          </draw:text-box>
        </draw:frame>
        <draw:frame draw:style-name="gr1" draw:text-style-name="P1" draw:layer="layout" svg:width="1.254cm" svg:height="0.962cm" svg:x="21.653cm" svg:y="15.717cm">
          <draw:text-box>
            <text:p>D.</text:p>
          </draw:text-box>
        </draw:frame>
        <draw:frame draw:style-name="gr1" draw:text-style-name="P1" draw:layer="layout" svg:width="1.269cm" svg:height="0.962cm" svg:x="1.953cm" svg:y="15.917cm">
          <draw:text-box>
            <text:p>C.</text:p>
          </draw:text-box>
        </draw:frame>
        <draw:frame draw:style-name="gr1" draw:text-style-name="P1" draw:layer="layout" svg:width="1.337cm" svg:height="0.962cm" svg:x="21.253cm" svg:y="1.317cm">
          <draw:text-box>
            <text:p>B.</text:p>
          </draw:text-box>
        </draw:frame>
        <draw:frame draw:style-name="gr2" draw:text-style-name="P2" draw:layer="layout" svg:width="18.414cm" svg:height="13.016cm" svg:x="2.27cm" svg:y="2.905cm">
          <draw:image xlink:href="Pictures/10001BF0000120000000D8009DA6A6CC80CD141F.pdf" xlink:type="simple" xlink:show="embed" xlink:actuate="onLoad" draw:mime-type="application/pdf">
            <text:p/>
          </draw:image>
          <draw:image xlink:href="Pictures/100002010000030000000240868F95A64D414E0C.png" xlink:type="simple" xlink:show="embed" xlink:actuate="onLoad" draw:mime-type="image/png"/>
        </draw:frame>
        <draw:frame draw:style-name="gr3" draw:text-style-name="P3" draw:layer="layout" svg:width="18.415cm" svg:height="13.005cm" svg:x="21.66cm" svg:y="2.905cm">
          <draw:image xlink:href="Pictures/10001CB5000120000000D8003BAF415FFC1C66FA.pdf" xlink:type="simple" xlink:show="embed" xlink:actuate="onLoad" draw:mime-type="application/pdf">
            <text:p/>
          </draw:image>
          <draw:image xlink:href="Pictures/100002010000030000000240C888E656C6CB8814.png" xlink:type="simple" xlink:show="embed" xlink:actuate="onLoad" draw:mime-type="image/png"/>
        </draw:frame>
        <draw:frame draw:style-name="gr4" draw:text-style-name="P3" draw:layer="layout" svg:width="18.415cm" svg:height="13.005cm" svg:x="2.587cm" svg:y="17.205cm">
          <draw:image xlink:href="Pictures/10001BFC000120000000D8005577EBFE5B892020.pdf" xlink:type="simple" xlink:show="embed" xlink:actuate="onLoad" draw:mime-type="application/pdf">
            <text:p/>
          </draw:image>
          <draw:image xlink:href="Pictures/100002010000030000000240C8E20CD2687C88C5.png" xlink:type="simple" xlink:show="embed" xlink:actuate="onLoad" draw:mime-type="image/png"/>
        </draw:frame>
        <draw:frame draw:style-name="gr5" draw:text-style-name="P3" draw:layer="layout" svg:width="18.415cm" svg:height="13.005cm" svg:x="21.637cm" svg:y="17.205cm">
          <draw:image xlink:href="Pictures/10001C48000120000000D800A8EDC4E54DBD9589.pdf" xlink:type="simple" xlink:show="embed" xlink:actuate="onLoad" draw:mime-type="application/pdf">
            <text:p/>
          </draw:image>
          <draw:image xlink:href="Pictures/100002010000030000000240AB7416B62164208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.326cm" fo:page-height="32.2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21:08:16.883233626</meta:creation-date>
    <dc:date>2021-09-21T18:45:09.218559326</dc:date>
    <meta:editing-duration>PT12M21S</meta:editing-duration>
    <meta:editing-cycles>6</meta:editing-cycles>
    <meta:generator>LibreOffice/7.1.4.2$Linux_X86_64 LibreOffice_project/a529a4fab45b75fefc5b6226684193eb000654f6</meta:generator>
    <meta:document-statistic meta:object-count="8"/>
  </office:meta>
</office:document-meta>
</file>